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423F20844D4.png"/>
  <manifest:file-entry manifest:media-type="image/png" manifest:full-path="Pictures/10000000000002F100000423D0BBAF2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778cm"/>
    </style:style>
    <style:style style:name="pr2" style:family="presentation" style:parent-style-name="Default-subtitle">
      <style:graphic-properties draw:fill-color="#ffffff" fo:min-height="1.274cm"/>
    </style:style>
    <style:style style:name="pr3" style:family="presentation" style:parent-style-name="Default-subtitle">
      <style:graphic-properties draw:fill-color="#ffffff" fo:min-height="0.838cm"/>
    </style:style>
    <style:style style:name="pr4" style:family="presentation" style:parent-style-name="Default-subtitle">
      <style:graphic-properties draw:fill-color="#ffffff" draw:auto-grow-height="false" fo:min-height="1.778cm"/>
    </style:style>
    <style:style style:name="pr5" style:family="presentation" style:parent-style-name="Default-subtitle">
      <style:graphic-properties draw:fill-color="#ffffff" fo:min-height="2.083cm"/>
    </style:style>
    <style:style style:name="pr6" style:family="presentation" style:parent-style-name="Default-subtitle">
      <style:graphic-properties draw:fill-color="#ffffff" fo:min-height="2.007cm"/>
    </style:style>
    <style:style style:name="pr7" style:family="presentation" style:parent-style-name="Default-subtitle">
      <style:graphic-properties draw:fill-color="#ffffff" draw:auto-grow-height="false" fo:min-height="1.143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Bahnschrift Condensed'" style:font-family-generic="swiss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4cm" svg:height="13.434cm" svg:x="3.556cm" svg:y="3.275cm">
          <draw:image xlink:href="Pictures/10000000000002F100000423D0BBAF2B.png" xlink:type="simple" xlink:show="embed" xlink:actuate="onLoad">
            <text:p/>
          </draw:image>
        </draw:frame>
        <draw:frame presentation:style-name="pr1" draw:text-style-name="P2" draw:layer="layout" svg:width="2.667cm" svg:height="1.778cm" svg:x="3.708cm" svg:y="3.453cm" presentation:class="subtitle" presentation:user-transformed="true">
          <draw:text-box>
            <text:p text:style-name="P2">Black Imp</text:p>
          </draw:text-box>
        </draw:frame>
        <draw:frame presentation:style-name="pr2" draw:text-style-name="P2" draw:layer="layout" svg:width="2.667cm" svg:height="1.274cm" svg:x="3.708cm" svg:y="5.561cm">
          <draw:text-box>
            <text:p text:style-name="P2">Hound</text:p>
          </draw:text-box>
        </draw:frame>
        <draw:frame presentation:style-name="pr3" draw:text-style-name="P2" draw:layer="layout" svg:width="3.251cm" svg:height="0.838cm" svg:x="9.601cm" svg:y="3.453cm">
          <draw:text-box>
            <text:p text:style-name="P2">Abael Herder 1-4</text:p>
          </draw:text-box>
        </draw:frame>
        <draw:frame presentation:style-name="pr4" draw:text-style-name="P2" draw:layer="layout" svg:width="2.972cm" svg:height="1.219cm" svg:x="6.477cm" svg:y="3.453cm">
          <draw:text-box>
            <text:p text:style-name="P2">Ancient Artillery</text:p>
          </draw:text-box>
        </draw:frame>
        <draw:frame presentation:style-name="pr2" draw:text-style-name="P2" draw:layer="layout" svg:width="2.667cm" svg:height="1.274cm" svg:x="3.709cm" svg:y="6.933cm">
          <draw:text-box>
            <text:p text:style-name="P2">Living Bones</text:p>
          </draw:text-box>
        </draw:frame>
        <draw:frame presentation:style-name="pr5" draw:text-style-name="P2" draw:layer="layout" svg:width="2.667cm" svg:height="2.083cm" svg:x="3.709cm" svg:y="8.304cm">
          <draw:text-box>
            <text:p text:style-name="P2">Living Spirit</text:p>
          </draw:text-box>
        </draw:frame>
        <draw:frame presentation:style-name="pr2" draw:text-style-name="P2" draw:layer="layout" svg:width="2.667cm" svg:height="1.274cm" svg:x="3.709cm" svg:y="10.412cm">
          <draw:text-box>
            <text:p text:style-name="P2">Rending Drake</text:p>
          </draw:text-box>
        </draw:frame>
        <draw:frame presentation:style-name="pr2" draw:text-style-name="P2" draw:layer="layout" svg:width="2.667cm" svg:height="1.274cm" svg:x="3.709cm" svg:y="11.759cm">
          <draw:text-box>
            <text:p text:style-name="P2">Spitting Drake</text:p>
          </draw:text-box>
        </draw:frame>
        <draw:frame presentation:style-name="pr2" draw:text-style-name="P2" draw:layer="layout" svg:width="2.667cm" svg:height="1.274cm" svg:x="3.709cm" svg:y="13.13cm">
          <draw:text-box>
            <text:p text:style-name="P2">Vermling Priest</text:p>
          </draw:text-box>
        </draw:frame>
        <draw:frame presentation:style-name="pr6" draw:text-style-name="P2" draw:layer="layout" svg:width="2.667cm" svg:height="2.007cm" svg:x="3.709cm" svg:y="14.476cm">
          <draw:text-box>
            <text:p text:style-name="P2">Vermling Scout</text:p>
          </draw:text-box>
        </draw:frame>
        <draw:frame presentation:style-name="pr4" draw:text-style-name="P2" draw:layer="layout" svg:width="2.972cm" svg:height="1.219cm" svg:x="6.477cm" svg:y="4.799cm">
          <draw:text-box>
            <text:p text:style-name="P2">City Guard</text:p>
          </draw:text-box>
        </draw:frame>
        <draw:frame presentation:style-name="pr4" draw:text-style-name="P2" draw:layer="layout" svg:width="2.972cm" svg:height="1.219cm" svg:x="6.477cm" svg:y="6.12cm">
          <draw:text-box>
            <text:p text:style-name="P2">Burrowing Blade</text:p>
          </draw:text-box>
        </draw:frame>
        <draw:frame presentation:style-name="pr4" draw:text-style-name="P2" draw:layer="layout" svg:width="2.972cm" svg:height="1.981cm" svg:x="6.477cm" svg:y="7.466cm">
          <draw:text-box>
            <text:p text:style-name="P2">Deep Terror</text:p>
          </draw:text-box>
        </draw:frame>
        <draw:frame presentation:style-name="pr4" draw:text-style-name="P2" draw:layer="layout" svg:width="2.972cm" svg:height="0.864cm" svg:x="6.477cm" svg:y="9.549cm">
          <draw:text-box>
            <text:p text:style-name="P2">Harrower Infester</text:p>
          </draw:text-box>
        </draw:frame>
        <draw:frame presentation:style-name="pr4" draw:text-style-name="P2" draw:layer="layout" svg:width="2.972cm" svg:height="1.981cm" svg:x="6.477cm" svg:y="10.514cm">
          <draw:text-box>
            <text:p text:style-name="P2">Ooze</text:p>
          </draw:text-box>
        </draw:frame>
        <draw:frame presentation:style-name="pr4" draw:text-style-name="P2" draw:layer="layout" svg:width="2.972cm" svg:height="0.864cm" svg:x="6.477cm" svg:y="12.597cm">
          <draw:text-box>
            <text:p text:style-name="P2">Savvas Icestorm</text:p>
          </draw:text-box>
        </draw:frame>
        <draw:frame presentation:style-name="pr4" draw:text-style-name="P2" draw:layer="layout" svg:width="2.972cm" svg:height="0.864cm" svg:x="6.477cm" svg:y="13.537cm">
          <draw:text-box>
            <text:p text:style-name="P2">Savvas Lavaflow</text:p>
          </draw:text-box>
        </draw:frame>
        <draw:frame presentation:style-name="pr4" draw:text-style-name="P2" draw:layer="layout" svg:width="2.972cm" svg:height="1.981cm" svg:x="6.477cm" svg:y="14.502cm">
          <draw:text-box>
            <text:p text:style-name="P2">Snow Imp</text:p>
          </draw:text-box>
        </draw:frame>
        <draw:frame presentation:style-name="pr7" draw:text-style-name="P2" draw:layer="layout" svg:width="3.251cm" svg:height="1.194cm" svg:x="9.602cm" svg:y="4.418cm">
          <draw:text-box>
            <text:p text:style-name="P2">Algox Archer</text:p>
          </draw:text-box>
        </draw:frame>
        <draw:frame presentation:style-name="pr7" draw:text-style-name="P2" draw:layer="layout" svg:width="3.251cm" svg:height="1.194cm" svg:x="9.601cm" svg:y="5.739cm">
          <draw:text-box>
            <text:p text:style-name="P2">Flame Demon</text:p>
          </draw:text-box>
        </draw:frame>
        <draw:frame presentation:style-name="pr7" draw:text-style-name="P2" draw:layer="layout" svg:width="3.251cm" svg:height="1.981cm" svg:x="9.601cm" svg:y="7.085cm">
          <draw:text-box>
            <text:p text:style-name="P2">Forest Imp</text:p>
          </draw:text-box>
        </draw:frame>
        <draw:frame presentation:style-name="pr7" draw:text-style-name="P2" draw:layer="layout" svg:width="3.251cm" svg:height="1.194cm" svg:x="9.602cm" svg:y="9.168cm">
          <draw:text-box>
            <text:p text:style-name="P2">Ice Wraith</text:p>
          </draw:text-box>
        </draw:frame>
        <draw:frame presentation:style-name="pr7" draw:text-style-name="P2" draw:layer="layout" svg:width="3.251cm" svg:height="1.981cm" svg:x="9.602cm" svg:y="10.514cm">
          <draw:text-box>
            <text:p text:style-name="P2">Lightning Eel</text:p>
          </draw:text-box>
        </draw:frame>
        <draw:frame presentation:style-name="pr7" draw:text-style-name="P2" draw:layer="layout" svg:width="3.251cm" svg:height="1.219cm" svg:x="9.602cm" svg:y="12.597cm">
          <draw:text-box>
            <text:p text:style-name="P2">Night Demon</text:p>
          </draw:text-box>
        </draw:frame>
        <draw:frame presentation:style-name="pr7" draw:text-style-name="P2" draw:layer="layout" svg:width="3.251cm" svg:height="1.219cm" svg:x="9.603cm" svg:y="13.943cm">
          <draw:text-box>
            <text:p text:style-name="P2">Sun Demon</text:p>
          </draw:text-box>
        </draw:frame>
        <draw:frame presentation:style-name="pr7" draw:text-style-name="P2" draw:layer="layout" svg:width="3.251cm" svg:height="1.219cm" svg:x="9.603cm" svg:y="15.264cm">
          <draw:text-box>
            <text:p text:style-name="P2">Wind Demon</text:p>
          </draw:text-box>
        </draw:frame>
        <draw:frame draw:style-name="gr1" draw:text-style-name="P1" draw:layer="layout" svg:width="9.523cm" svg:height="14.931cm" svg:x="15.115cm" svg:y="2.794cm">
          <draw:image xlink:href="Pictures/10000000000002BB00000423F20844D4.png" xlink:type="simple" xlink:show="embed" xlink:actuate="onLoad">
            <text:p/>
          </draw:image>
        </draw:frame>
        <draw:frame presentation:style-name="pr4" draw:text-style-name="P2" draw:layer="layout" svg:width="3.683cm" svg:height="1.219cm" svg:x="15.521cm" svg:y="3.2cm">
          <draw:text-box>
            <text:p text:style-name="P2">Abael Scout</text:p>
          </draw:text-box>
        </draw:frame>
        <draw:frame presentation:style-name="pr4" draw:text-style-name="P2" draw:layer="layout" svg:width="3.683cm" svg:height="1.88cm" svg:x="15.522cm" svg:y="4.572cm">
          <draw:text-box>
            <text:p text:style-name="P2">Ancient Machine</text:p>
          </draw:text-box>
        </draw:frame>
        <draw:frame presentation:style-name="pr4" draw:text-style-name="P2" draw:layer="layout" svg:width="3.683cm" svg:height="1.219cm" svg:x="15.523cm" svg:y="6.553cm">
          <draw:text-box>
            <text:p text:style-name="P2">Chaos Demon</text:p>
          </draw:text-box>
        </draw:frame>
        <draw:frame presentation:style-name="pr4" draw:text-style-name="P2" draw:layer="layout" svg:width="3.683cm" svg:height="1.219cm" svg:x="15.524cm" svg:y="7.874cm">
          <draw:text-box>
            <text:p text:style-name="P2">Frost Demon</text:p>
          </draw:text-box>
        </draw:frame>
        <draw:frame presentation:style-name="pr4" draw:text-style-name="P2" draw:layer="layout" svg:width="3.683cm" svg:height="0.864cm" svg:x="15.525cm" svg:y="9.195cm">
          <draw:text-box>
            <text:p text:style-name="P2">Living Doom</text:p>
          </draw:text-box>
        </draw:frame>
        <draw:frame presentation:style-name="pr4" draw:text-style-name="P2" draw:layer="layout" svg:width="3.683cm" svg:height="1.219cm" svg:x="15.526cm" svg:y="10.109cm">
          <draw:text-box>
            <text:p text:style-name="P2">Lurker Mindsnipper</text:p>
          </draw:text-box>
        </draw:frame>
        <draw:frame presentation:style-name="pr4" draw:text-style-name="P2" draw:layer="layout" svg:width="3.683cm" svg:height="1.219cm" svg:x="15.528cm" svg:y="11.43cm">
          <draw:text-box>
            <text:p text:style-name="P2">Lurker Soldier</text:p>
          </draw:text-box>
        </draw:frame>
        <draw:frame presentation:style-name="pr4" draw:text-style-name="P2" draw:layer="layout" svg:width="3.683cm" svg:height="1.219cm" svg:x="15.528cm" svg:y="12.7cm">
          <draw:text-box>
            <text:p text:style-name="P2">Lurker Wavethrower</text:p>
          </draw:text-box>
        </draw:frame>
        <draw:frame presentation:style-name="pr4" draw:text-style-name="P2" draw:layer="layout" svg:width="3.683cm" svg:height="1.981cm" svg:x="15.529cm" svg:y="14.021cm">
          <draw:text-box>
            <text:p text:style-name="P2">Piranha Pig</text:p>
          </draw:text-box>
        </draw:frame>
        <draw:frame presentation:style-name="pr4" draw:text-style-name="P2" draw:layer="layout" svg:width="3.683cm" svg:height="1.219cm" svg:x="15.53cm" svg:y="16.053cm">
          <draw:text-box>
            <text:p text:style-name="P2">Robotic Boltshooter</text:p>
          </draw:text-box>
        </draw:frame>
        <draw:frame presentation:style-name="pr4" draw:text-style-name="P2" draw:layer="layout" svg:width="4.75cm" svg:height="1.219cm" svg:x="19.382cm" svg:y="3.201cm">
          <draw:text-box>
            <text:p text:style-name="P2">Algox Guard</text:p>
          </draw:text-box>
        </draw:frame>
        <draw:frame presentation:style-name="pr4" draw:text-style-name="P2" draw:layer="layout" svg:width="4.75cm" svg:height="0.864cm" svg:x="19.382cm" svg:y="4.47cm">
          <draw:text-box>
            <text:p text:style-name="P2">Algox Icespeaker</text:p>
          </draw:text-box>
        </draw:frame>
        <draw:frame presentation:style-name="pr4" draw:text-style-name="P2" draw:layer="layout" svg:width="4.75cm" svg:height="1.168cm" svg:x="19.382cm" svg:y="5.385cm">
          <draw:text-box>
            <text:p text:style-name="P2">Algox Priest</text:p>
          </draw:text-box>
        </draw:frame>
        <draw:frame presentation:style-name="pr4" draw:text-style-name="P2" draw:layer="layout" svg:width="4.75cm" svg:height="1.219cm" svg:x="19.382cm" svg:y="6.68cm">
          <draw:text-box>
            <text:p text:style-name="P2">Algox Scout</text:p>
          </draw:text-box>
        </draw:frame>
        <draw:frame presentation:style-name="pr4" draw:text-style-name="P2" draw:layer="layout" svg:width="4.75cm" svg:height="0.813cm" svg:x="19.382cm" svg:y="8.026cm">
          <draw:text-box>
            <text:p text:style-name="P2">Algox Snowspeaker</text:p>
          </draw:text-box>
        </draw:frame>
        <draw:frame presentation:style-name="pr4" draw:text-style-name="P2" draw:layer="layout" svg:width="4.75cm" svg:height="1.219cm" svg:x="19.382cm" svg:y="8.941cm">
          <draw:text-box>
            <text:p text:style-name="P2">Earth Demon</text:p>
          </draw:text-box>
        </draw:frame>
        <draw:frame presentation:style-name="pr4" draw:text-style-name="P2" draw:layer="layout" svg:width="4.75cm" svg:height="1.219cm" svg:x="19.382cm" svg:y="10.262cm">
          <draw:text-box>
            <text:p text:style-name="P2">Flaming Bladespinner</text:p>
          </draw:text-box>
        </draw:frame>
        <draw:frame presentation:style-name="pr4" draw:text-style-name="P2" draw:layer="layout" svg:width="4.75cm" svg:height="1.219cm" svg:x="19.382cm" svg:y="11.582cm">
          <draw:text-box>
            <text:p text:style-name="P2">Frozen Corpse</text:p>
          </draw:text-box>
        </draw:frame>
        <draw:frame presentation:style-name="pr4" draw:text-style-name="P2" draw:layer="layout" svg:width="4.75cm" svg:height="0.864cm" svg:x="19.382cm" svg:y="12.878cm">
          <draw:text-box>
            <text:p text:style-name="P2">Lurker Clawcrusher</text:p>
          </draw:text-box>
        </draw:frame>
        <draw:frame presentation:style-name="pr4" draw:text-style-name="P2" draw:layer="layout" svg:width="4.75cm" svg:height="0.813cm" svg:x="19.382cm" svg:y="13.843cm">
          <draw:text-box>
            <text:p text:style-name="P2">Polar Bear</text:p>
          </draw:text-box>
        </draw:frame>
        <draw:frame presentation:style-name="pr4" draw:text-style-name="P2" draw:layer="layout" svg:width="4.75cm" svg:height="1.219cm" svg:x="19.382cm" svg:y="14.757cm">
          <draw:text-box>
            <text:p text:style-name="P2">Steel Automaton</text:p>
          </draw:text-box>
        </draw:frame>
        <draw:frame presentation:style-name="pr4" draw:text-style-name="P2" draw:layer="layout" svg:width="4.75cm" svg:height="1.168cm" svg:x="19.382cm" svg:y="16.129cm">
          <draw:text-box>
            <text:p text:style-name="P2">Shrike Fiend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7.575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el Shah</meta:initial-creator>
    <meta:creation-date>2024-01-31T10:40:15.67</meta:creation-date>
    <meta:editing-duration>PT2H45M21S</meta:editing-duration>
    <meta:editing-cycles>3</meta:editing-cycles>
    <dc:date>2024-01-31T13:58:17.37</dc:date>
    <dc:creator>Neel Shah</dc:creator>
    <meta:generator>OpenOffice/4.1.1$Win32 OpenOffice.org_project/411m6$Build-9775</meta:generator>
    <meta:printed-by>Neel Shah</meta:printed-by>
    <meta:print-date>2024-01-31T13:55:38.91</meta:print-date>
    <meta:document-statistic meta:object-count="73"/>
  </office:meta>
</office:document-meta>
</file>